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09b4" officeooo:paragraph-rsid="001d09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cinating Tale of Restoring a Wm. S. Hart Film</text:p>
      <text:p text:style-name="P1"/>
      <text:p text:style-name="P1">Click to learn how Hart’s formerly lost film Pinto Ben is being restor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58:10.050052773</meta:creation-date>
    <dc:date>2025-03-31T21:59:47.358899258</dc:date>
    <meta:editing-duration>PT1M37S</meta:editing-duration>
    <meta:editing-cycles>1</meta:editing-cycles>
    <meta:document-statistic meta:table-count="0" meta:image-count="0" meta:object-count="0" meta:page-count="1" meta:paragraph-count="2" meta:word-count="22" meta:character-count="121" meta:non-whitespace-character-count="101"/>
    <meta:generator>LibreOffice/7.6.3.2$MacOSX_X86_64 LibreOffice_project/29d686fea9f6705b262d369fede658f824154cc0</meta:generator>
  </office:meta>
</office:document-meta>
</file>